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10.668cm" svg:x="2.895cm" svg:y="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628cm" svg:height="8.626cm" svg:x="3.581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648cm" svg:height="6.322cm" svg:x="4.07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064cm" svg:height="3.909cm" svg:x="4.863cm" svg:y="9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318cm" svg:height="0.729cm" svg:x="5.736cm" svg:y="5.17cm">
          <draw:text-box>
            <text:p text:style-name="P2"><text:span text:style-name="T1">All Codes</text:span></text:p>
          </draw:text-box>
        </draw:frame>
        <draw:frame draw:style-name="gr2" draw:text-style-name="P3" draw:layer="layout" svg:width="2.767cm" svg:height="1.207cm" svg:x="5.512cm" svg:y="6.671cm">
          <draw:text-box>
            <text:p text:style-name="P3"><text:span text:style-name="T1">Nonsingular</text:span></text:p>
            <text:p text:style-name="P3"><text:span text:style-name="T1">Codes</text:span></text:p>
          </draw:text-box>
        </draw:frame>
        <draw:frame draw:style-name="gr2" draw:text-style-name="P3" draw:layer="layout" svg:width="2.534cm" svg:height="1.685cm" svg:x="5.628cm" svg:y="8.272cm">
          <draw:text-box>
            <text:p text:style-name="P3"><text:span text:style-name="T1">Uniquely</text:span></text:p>
            <text:p text:style-name="P3"><text:span text:style-name="T1">Decodable</text:span></text:p>
            <text:p text:style-name="P3"><text:span text:style-name="T1">Codes</text:span></text:p>
          </draw:text-box>
        </draw:frame>
        <draw:frame draw:style-name="gr2" draw:text-style-name="P3" draw:layer="layout" svg:width="2.458cm" svg:height="1.207cm" svg:x="5.666cm" svg:y="11.273cm">
          <draw:text-box>
            <text:p text:style-name="P3"><text:span text:style-name="T1">Prefix-free</text:span></text:p>
            <text:p text:style-name="P3"><text:span text:style-name="T1">Codes</text:span></text:p>
          </draw:text-box>
        </draw:frame>
        <draw:custom-shape draw:style-name="gr1" draw:text-style-name="P1" draw:layer="layout" svg:width="8.001cm" svg:height="11.827cm" draw:transform="rotate (1.54828157944417) translate (15.261cm 14.00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6.628cm" svg:height="9.015cm" draw:transform="rotate (1.54828157944417) translate (17.689cm 13.36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648cm" svg:height="5.944cm" draw:transform="rotate (1.54828157944417) translate (20.372cm 12.91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.064cm" svg:height="2.872cm" draw:transform="rotate (1.54828157944417) translate (23.053cm 12.1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2.458cm" svg:height="1.207cm" svg:x="23.279cm" svg:y="9.551cm">
          <draw:text-box>
            <text:p text:style-name="P3"><text:span text:style-name="T1">Prefix-free</text:span></text:p>
            <text:p text:style-name="P3"><text:span text:style-name="T1">Codes</text:span></text:p>
          </draw:text-box>
        </draw:frame>
        <draw:frame draw:style-name="gr2" draw:text-style-name="P3" draw:layer="layout" svg:width="2.534cm" svg:height="1.685cm" svg:x="20.628cm" svg:y="9.312cm">
          <draw:text-box>
            <text:p text:style-name="P3"><text:span text:style-name="T1">Uniquely</text:span></text:p>
            <text:p text:style-name="P3"><text:span text:style-name="T1">Decodable</text:span></text:p>
            <text:p text:style-name="P3"><text:span text:style-name="T1">Codes</text:span></text:p>
          </draw:text-box>
        </draw:frame>
        <draw:frame draw:style-name="gr2" draw:text-style-name="P3" draw:layer="layout" svg:width="2.767cm" svg:height="1.207cm" svg:x="17.813cm" svg:y="9.551cm">
          <draw:text-box>
            <text:p text:style-name="P3"><text:span text:style-name="T1">Nonsingular</text:span></text:p>
            <text:p text:style-name="P3"><text:span text:style-name="T1">Codes</text:span></text:p>
          </draw:text-box>
        </draw:frame>
        <draw:frame draw:style-name="gr2" draw:text-style-name="P2" draw:layer="layout" svg:width="2.318cm" svg:height="0.729cm" svg:x="15.436cm" svg:y="9.79cm">
          <draw:text-box>
            <text:p text:style-name="P2"><text:span text:style-name="T1">All Cod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5T11:26:00.478512284</meta:creation-date>
    <dc:date>2015-09-25T11:37:27.423783537</dc:date>
    <meta:editing-duration>PT5M59S</meta:editing-duration>
    <meta:editing-cycles>2</meta:editing-cycles>
    <meta:generator>LibreOffice/4.2.8.2$Linux_X86_64 LibreOffice_project/420m0$Build-2</meta:generator>
    <meta:document-statistic meta:object-count="16"/>
  </office:meta>
</office:document-meta>
</file>